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10fb2" officeooo:paragraph-rsid="00010fb2"/>
    </style:style>
    <style:style style:name="P3" style:family="paragraph" style:parent-style-name="Standard">
      <style:text-properties fo:font-weight="normal" officeooo:rsid="000154cc" officeooo:paragraph-rsid="000154c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54cc" officeooo:paragraph-rsid="000154c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10fb2" officeooo:paragraph-rsid="00010fb2" style:font-weight-asian="bold" style:font-weight-complex="bold"/>
    </style:style>
    <style:style style:name="P7" style:family="paragraph" style:parent-style-name="Standard" style:list-style-name="L2">
      <style:text-properties fo:font-weight="bold" officeooo:rsid="000154cc" officeooo:paragraph-rsid="000154cc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154cc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58a30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rsid="00058a30" officeooo:paragraph-rsid="00058a30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0ab8e1" officeooo:paragraph-rsid="000ab8e1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07c997" officeooo:paragraph-rsid="0007c997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010fb2" officeooo:paragraph-rsid="00010fb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154cc" officeooo:paragraph-rsid="000154c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154cc" officeooo:paragraph-rsid="000154c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ab8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8a30" style:font-weight-asian="normal" style:font-weight-complex="normal"/>
    </style:style>
    <style:style style:name="T3" style:family="text">
      <style:text-properties fo:font-weight="normal" officeooo:rsid="0006a494" style:font-weight-asian="normal" style:font-weight-complex="normal"/>
    </style:style>
    <style:style style:name="T4" style:family="text">
      <style:text-properties fo:font-weight="normal" officeooo:rsid="000e1f4a" style:font-weight-asian="normal" style:font-weight-complex="normal"/>
    </style:style>
    <style:style style:name="T5" style:family="text">
      <style:text-properties fo:font-weight="normal" officeooo:rsid="00113cf3" style:font-weight-asian="normal" style:font-weight-complex="normal"/>
    </style:style>
    <style:style style:name="T6" style:family="text">
      <style:text-properties fo:font-weight="normal" officeooo:rsid="001235f8" style:font-weight-asian="normal" style:font-weight-complex="normal"/>
    </style:style>
    <style:style style:name="T7" style:family="text">
      <style:text-properties officeooo:rsid="00058a30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c57d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ha de desarrollar una aplicación en JavaFX para gestión de una empresa minorista de construcción.</text:p>
      <text:p text:style-name="P2"/>
      <text:p text:style-name="P2">La aplicación también dispondrá de un cliente en Android donde se podrán hacer compras.</text:p>
      <text:p text:style-name="P2"/>
      <text:p text:style-name="P2">Para llevar a cabo las funciones de gestión de almacén se pide:</text:p>
      <text:p text:style-name="P2"/>
      <text:list xml:id="list1627863935" text:style-name="L1">
        <text:list-item>
          <text:p text:style-name="P6">Secciones: <text:span text:style-name="T1">Se podrán crear distintas secciones donde se agruparan los distintos productos.</text:span></text:p>
          <text:p text:style-name="P13"/>
        </text:list-item>
        <text:list-item>
          <text:p text:style-name="P6">Productos: <text:span text:style-name="T1">Habrá productos a la venta que se podrán agrupar en las distintas secciones. Un mismo producto puede pertenecer a varias secciones.</text:span></text:p>
          <text:p text:style-name="P13"/>
        </text:list-item>
        <text:list-item>
          <text:p text:style-name="P6">Marcas: <text:span text:style-name="T1">Cada producto tendrá una marca asociada.</text:span></text:p>
          <text:p text:style-name="P13"/>
        </text:list-item>
        <text:list-item>
          <text:p text:style-name="P6">Proveedores: <text:span text:style-name="T1">Cada producto tendrá uno o varios proveedores.</text:span></text:p>
          <text:p text:style-name="P14"/>
        </text:list-item>
      </text:list>
      <text:p text:style-name="P3">Para llevar a cabo las funciones de gestión de personal se pide:</text:p>
      <text:p text:style-name="P3"/>
      <text:list xml:id="list737294220" text:style-name="L2">
        <text:list-item>
          <text:p text:style-name="P7">Empleados: <text:span text:style-name="T1">Existirán distintas cuentas de empleados para logearte en la app.</text:span></text:p>
          <text:p text:style-name="P15"/>
        </text:list-item>
        <text:list-item>
          <text:p text:style-name="P7">Perfiles: <text:span text:style-name="T1">Cada empleado tendrá perfiles asignados. Un perfil te permite acceder a ciertas características de la app.</text:span></text:p>
          <text:p text:style-name="P15"/>
        </text:list-item>
        <text:list-item>
          <text:p text:style-name="P8">Logs: <text:span text:style-name="T1">Cada vez que un empleado entre en la aplicación escribirá sobre un log. Las acciones que realice también deberán ser almacenadas.</text:span></text:p>
        </text:list-item>
      </text:list>
      <text:p text:style-name="P4"/>
      <text:p text:style-name="P4"/>
      <text:p text:style-name="P5">Funciones de cada Perfil: </text:p>
      <text:p text:style-name="P5"/>
      <text:list xml:id="list215954680524205" text:continue-numbering="true" text:style-name="L2">
        <text:list-item>
          <text:p text:style-name="P9"><text:span text:style-name="T7">Mozo de almacén</text:span>: <text:span text:style-name="T2">Un mozo de almacén sólo tendrá acceso a una vista del stock de todos los productos.</text:span></text:p>
          <text:p text:style-name="P16"/>
        </text:list-item>
        <text:list-item>
          <text:p text:style-name="P10">Gerente de almacén: <text:span text:style-name="T1">Un gerente de almacén podrán ver el stock </text:span><text:span text:style-name="T4">y regularizar stock</text:span><text:span text:style-name="T1"> de todos los productos. También podrán </text:span><text:span text:style-name="T5">gestionar pedidos</text:span><text:span text:style-name="T1">.</text:span></text:p>
          <text:p text:style-name="P16"/>
        </text:list-item>
        <text:list-item>
          <text:p text:style-name="P10">Responsable de sección: <text:span text:style-name="T1">Los responsables de sección podrán ver el stock de todos los productos de su sección, realizar compraventas y modificar las características de los productos existentes </text:span><text:span text:style-name="T3">y añadir nuevos productos</text:span><text:span text:style-name="T1">. </text:span><text:span text:style-name="T6">Gestionar pedidos</text:span></text:p>
          <text:p text:style-name="P17"/>
        </text:list-item>
        <text:list-item>
          <text:p text:style-name="P11">RRHH<text:span text:style-name="T9">: </text:span><text:span text:style-name="T11">Acceso a todos los empleados de la DB.</text:span></text:p>
          <text:p text:style-name="P17"/>
        </text:list-item>
        <text:list-item>
          <text:p text:style-name="P12">Jefe: <text:span text:style-name="T1">Acceso total a toda la base de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7T21:59:53.825000000</dc:date>
    <meta:editing-duration>PT3H41M55S</meta:editing-duration>
    <meta:editing-cycles>17</meta:editing-cycles>
    <meta:document-statistic meta:table-count="0" meta:image-count="0" meta:object-count="0" meta:page-count="1" meta:paragraph-count="28" meta:word-count="273" meta:character-count="1593" meta:non-whitespace-character-count="1359"/>
  </office:meta>
</office:document-meta>
</file>